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176cd" officeooo:paragraph-rsid="000176cd"/>
    </style:style>
    <style:style style:name="P2" style:family="paragraph" style:parent-style-name="Text_20_body">
      <style:text-properties officeooo:rsid="000176cd" officeooo:paragraph-rsid="000176cd"/>
    </style:style>
    <style:style style:name="P3" style:family="paragraph" style:parent-style-name="Text_20_body">
      <style:paragraph-properties fo:text-align="center" style:justify-single-word="false"/>
      <style:text-properties officeooo:paragraph-rsid="000176cd"/>
    </style:style>
    <style:style style:name="P4" style:family="paragraph" style:parent-style-name="Text_20_body">
      <style:text-properties officeooo:paragraph-rsid="000176cd"/>
    </style:style>
    <style:style style:name="P5" style:family="paragraph" style:parent-style-name="Text_20_body">
      <style:text-properties officeooo:rsid="0002764e" officeooo:paragraph-rsid="0002764e"/>
    </style:style>
    <style:style style:name="P6" style:family="paragraph" style:parent-style-name="Text_20_body">
      <style:paragraph-properties fo:text-align="start" style:justify-single-word="false"/>
      <style:text-properties officeooo:rsid="0002764e" officeooo:paragraph-rsid="0002764e"/>
    </style:style>
    <style:style style:name="P7" style:family="paragraph" style:parent-style-name="Text_20_body">
      <style:paragraph-properties fo:text-align="start" style:justify-single-word="false"/>
      <style:text-properties officeooo:rsid="0003783d" officeooo:paragraph-rsid="0003783d"/>
    </style:style>
    <style:style style:name="P8" style:family="paragraph" style:parent-style-name="Text_20_body">
      <style:paragraph-properties fo:text-align="start" style:justify-single-word="false"/>
      <style:text-properties officeooo:rsid="0004e755" officeooo:paragraph-rsid="0004e755"/>
    </style:style>
    <style:style style:name="P9" style:family="paragraph" style:parent-style-name="Title">
      <style:text-properties officeooo:rsid="000176cd" officeooo:paragraph-rsid="000176c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176cd"/>
    </style:style>
    <style:style style:name="T4" style:family="text">
      <style:text-properties officeooo:rsid="0003783d"/>
    </style:style>
    <style:style style:name="T5" style:family="text">
      <style:text-properties officeooo:rsid="0007709f"/>
    </style:style>
    <style:style style:name="T6" style:family="text">
      <style:text-properties officeooo:rsid="0008e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ο Πρόβλημα</text:p>
      <text:h text:style-name="P1" text:outline-level="1">Το πρόβλημα των Ν βασιλισσών</text:h>
      <text:p text:style-name="P3"/>
      <text:p text:style-name="P6">Για την επίλυση του προβλήματος χρησιμοποιήσαμε γενετικό αλγόριθμο, ο οποίος είναι εμπνευσμένος με την βιολογία. <text:span text:style-name="T4">Δυστυχώς οι γενετικοί αλγόριθμοι δεν εγγυούται πως θα βρεθεί λύση κάθε φορά ενώ όσο μεγαλώνει το πλήθος (των Ν στην συγκεκριμένη περίπτωση), οπότε έπρεπε πέρα από τον αλγόριθμο να κάνουμε έξτρα λειτουργίες για να έχουμε ορθά αποτελέσματα.</text:span></text:p>
      <text:p text:style-name="P7">Παρακάτω θα έχουμε τα αποτελέσματα του αλγορίθμου από N <text:s/>= 3 έως N = 15, όμως από την φύση του αλγορίθμου όταν θα ξανατρέξετε το πρόγραμμα οι θέσεις των βασιλλισών, ειδικά όσο αυξάνεται το Ν, θα είναι σε διαφορετική θέση.</text:p>
      <text:p text:style-name="P7"/>
      <text:p text:style-name="P7">N = 3</text:p>
      <text:p text:style-name="P7">Chromosome : |2|0|2|, Fitness : 2</text:p>
      <text:p text:style-name="P7">------------------------------------</text:p>
      <text:p text:style-name="P7">| |Q| |</text:p>
      <text:p text:style-name="P7">| | | |</text:p>
      <text:p text:style-name="P7">|Q| |Q|</text:p>
      <text:p text:style-name="P7">------------------------------------</text:p>
      <text:p text:style-name="P7">Για Ν = 3 διακρίνουμε πως οι βασίλισες απειλούνται όμως αυτό <text:span text:style-name="T5">είναι λογικό</text:span>, καθώς δεν υπάρχει μαθηματική λύση <text:span text:style-name="T5">για 3χ3:</text:span></text:p>
      <text:p text:style-name="P7">Έστω Q η βασίλλισα και 1 οι θέσεις που απειλεί και 0 οι θέσεις που δεν απειλούνται</text:p>
      <text:p text:style-name="P7">|Q|1|1|</text:p>
      <text:p text:style-name="P7">|1|1|0|</text:p>
      <text:p text:style-name="P7">|1||0||1|</text:p>
      <text:p text:style-name="P7">ή </text:p>
      <text:p text:style-name="P7">|1|Q|1|</text:p>
      <text:p text:style-name="P7">|1|1|1|</text:p>
      <text:p text:style-name="P7">|0|1||0|</text:p>
      <text:p text:style-name="P7">ή</text:p>
      <text:p text:style-name="P8">|1|1|1|</text:p>
      <text:p text:style-name="P8">|1|Q|1|</text:p>
      <text:p text:style-name="P8">|1|1|1|</text:p>
      <text:p text:style-name="P8"><text:soft-page-break/>Ήταν ενδεικτικά κάποιες λύσεις αλλά επειδή υπάρχει μια συμμετρία ισχύουν τα ίδια και για τις άλλες λύσεις. Διακρνύουμε πως είναι αρκετά δύσκολο να βρούμε θέση για μια 2η βασίλλισα η οποία μόλις μπει καλύπτει όλες τις υπόλοιπες κενές θέσεις και δεν υπάρχει κενός χώρος για 3η βασίλλισα που να μην απειλείται. <text:span text:style-name="T5">Επομέν</text:span><text:span text:style-name="T6">ω</text:span><text:span text:style-name="T5">ς το πρόβλημα έχει λύσεις για N &gt;= 4.</text:span></text:p>
      <text:p text:style-name="P7">N = 4</text:p>
      <text:p text:style-name="P7">Chromosome : |1|3|0|2|, Fitness : 6</text:p>
      <text:p text:style-name="P7">------------------------------------</text:p>
      <text:p text:style-name="P7">| | |Q| |</text:p>
      <text:p text:style-name="P7">|Q| | | |</text:p>
      <text:p text:style-name="P7">| | | |Q|</text:p>
      <text:p text:style-name="P7">| |Q| | |</text:p>
      <text:p text:style-name="P7">------------------------------------</text:p>
      <text:p text:style-name="P7">N = 5</text:p>
      <text:p text:style-name="P7">Chromosome : |4|1|3|0|2|, Fitness : 10</text:p>
      <text:p text:style-name="P7">------------------------------------</text:p>
      <text:p text:style-name="P7">| | | |Q| |</text:p>
      <text:p text:style-name="P7">| |Q| | | |</text:p>
      <text:p text:style-name="P7">| | | | |Q|</text:p>
      <text:p text:style-name="P7">| | |Q| | |</text:p>
      <text:p text:style-name="P7">|Q| | | | |</text:p>
      <text:p text:style-name="P7">------------------------------------</text:p>
      <text:p text:style-name="P7">N = 6</text:p>
      <text:p text:style-name="P7">Chromosome : |4|2|0|5|3|1|, Fitness : 15</text:p>
      <text:p text:style-name="P7">------------------------------------</text:p>
      <text:p text:style-name="P7">| | |Q| | | |</text:p>
      <text:p text:style-name="P7">| | | | | |Q|</text:p>
      <text:p text:style-name="P7">| |Q| | | | |</text:p>
      <text:p text:style-name="P7">| | | | |Q| |</text:p>
      <text:p text:style-name="P7">|Q| | | | | |</text:p>
      <text:p text:style-name="P7">| | | |Q| | |</text:p>
      <text:p text:style-name="P7">------------------------------------</text:p>
      <text:p text:style-name="P7">N = 7</text:p>
      <text:p text:style-name="P7">Chromosome : |3|6|2|5|1|4|0|, Fitness : 21</text:p>
      <text:p text:style-name="P7"><text:soft-page-break/>------------------------------------</text:p>
      <text:p text:style-name="P7">| | | | | | |Q|</text:p>
      <text:p text:style-name="P7">| | | | |Q| | |</text:p>
      <text:p text:style-name="P7">| | |Q| | | | |</text:p>
      <text:p text:style-name="P7">|Q| | | | | | |</text:p>
      <text:p text:style-name="P7">| | | | | |Q| |</text:p>
      <text:p text:style-name="P7">| | | |Q| | | |</text:p>
      <text:p text:style-name="P7">| |Q| | | | | |</text:p>
      <text:p text:style-name="P7">------------------------------------</text:p>
      <text:p text:style-name="P7">N = 8</text:p>
      <text:p text:style-name="P7">Chromosome : |4|6|0|2|7|5|3|1|, Fitness : 28</text:p>
      <text:p text:style-name="P7">------------------------------------</text:p>
      <text:p text:style-name="P7">| | |Q| | | | | |</text:p>
      <text:p text:style-name="P7">| | | | | | | |Q|</text:p>
      <text:p text:style-name="P7">| | | |Q| | | | |</text:p>
      <text:p text:style-name="P7">| | | | | | |Q| |</text:p>
      <text:p text:style-name="P7">|Q| | | | | | | |</text:p>
      <text:p text:style-name="P7">| | | | | |Q| | |</text:p>
      <text:p text:style-name="P7">| |Q| | | | | | |</text:p>
      <text:p text:style-name="P7">| | | | |Q| | | |</text:p>
      <text:p text:style-name="P7">------------------------------------</text:p>
      <text:p text:style-name="P7">N = 9</text:p>
      <text:p text:style-name="P7">Chromosome : |2|8|5|7|1|3|0|6|4|, Fitness : 36</text:p>
      <text:p text:style-name="P7">------------------------------------</text:p>
      <text:p text:style-name="P7">| | | | | | |Q| | |</text:p>
      <text:p text:style-name="P7">| | | | |Q| | | | |</text:p>
      <text:p text:style-name="P7">|Q| | | | | | | | |</text:p>
      <text:p text:style-name="P7">| | | | | |Q| | | |</text:p>
      <text:p text:style-name="P7">| | | | | | | | |Q|</text:p>
      <text:p text:style-name="P7">| | |Q| | | | | | |</text:p>
      <text:p text:style-name="P7">| | | | | | | |Q| |</text:p>
      <text:p text:style-name="P7">| | | |Q| | | | | |</text:p>
      <text:p text:style-name="P7"><text:soft-page-break/>| |Q| | | | | | | |</text:p>
      <text:p text:style-name="P7">------------------------------------</text:p>
      <text:p text:style-name="P7">N = 10</text:p>
      <text:p text:style-name="P7">Chromosome : |4|0|7|5|1|8|6|3|9|2|, Fitness : 45</text:p>
      <text:p text:style-name="P7">------------------------------------</text:p>
      <text:p text:style-name="P7">| |Q| | | | | | | | |</text:p>
      <text:p text:style-name="P7">| | | | |Q| | | | | |</text:p>
      <text:p text:style-name="P7">| | | | | | | | | |Q|</text:p>
      <text:p text:style-name="P7">| | | | | | | |Q| | |</text:p>
      <text:p text:style-name="P7">|Q| | | | | | | | | |</text:p>
      <text:p text:style-name="P7">| | | |Q| | | | | | |</text:p>
      <text:p text:style-name="P7">| | | | | | |Q| | | |</text:p>
      <text:p text:style-name="P7">| | |Q| | | | | | | |</text:p>
      <text:p text:style-name="P7">| | | | | |Q| | | | |</text:p>
      <text:p text:style-name="P7">| | | | | | | | |Q| |</text:p>
      <text:p text:style-name="P7">------------------------------------</text:p>
      <text:p text:style-name="P7">N = 11</text:p>
      <text:p text:style-name="P7">Chromosome : |4|8|5|0|2|10|7|1|3|9|6|, Fitness : 55</text:p>
      <text:p text:style-name="P7">------------------------------------</text:p>
      <text:p text:style-name="P7">| | | |Q| | | | | | | |</text:p>
      <text:p text:style-name="P7">| | | | | | | |Q| | | |</text:p>
      <text:p text:style-name="P7">| | | | |Q| | | | | | |</text:p>
      <text:p text:style-name="P7">| | | | | | | | |Q| | |</text:p>
      <text:p text:style-name="P7">|Q| | | | | | | | | | |</text:p>
      <text:p text:style-name="P7">| | |Q| | | | | | | | |</text:p>
      <text:p text:style-name="P7">| | | | | | | | | | |Q|</text:p>
      <text:p text:style-name="P7">| | | | | | |Q| | | | |</text:p>
      <text:p text:style-name="P7">| |Q| | | | | | | | | |</text:p>
      <text:p text:style-name="P7">| | | | | | | | | |Q| |</text:p>
      <text:p text:style-name="P7">| | | | | |Q| | | | | |</text:p>
      <text:p text:style-name="P7">------------------------------------</text:p>
      <text:p text:style-name="P7">N = 12</text:p>
      <text:p text:style-name="P7"><text:soft-page-break/>Chromosome : |7|3|11|9|2|10|3|11|8|5|1|6|, Fitness : 64</text:p>
      <text:p text:style-name="P7">------------------------------------</text:p>
      <text:p text:style-name="P7">| | | | | | | | | | | | |</text:p>
      <text:p text:style-name="P7">| | | | | | | | | | |Q| |</text:p>
      <text:p text:style-name="P7">| | | | |Q| | | | | | | |</text:p>
      <text:p text:style-name="P7">| |Q| | | | |Q| | | | | |</text:p>
      <text:p text:style-name="P7">| | | | | | | | | | | | |</text:p>
      <text:p text:style-name="P7">| | | | | | | | | |Q| | |</text:p>
      <text:p text:style-name="P7">| | | | | | | | | | | |Q|</text:p>
      <text:p text:style-name="P7">|Q| | | | | | | | | | | |</text:p>
      <text:p text:style-name="P7">| | | | | | | | |Q| | | |</text:p>
      <text:p text:style-name="P7">| | | |Q| | | | | | | | |</text:p>
      <text:p text:style-name="P7">| | | | | |Q| | | | | | |</text:p>
      <text:p text:style-name="P7">| | |Q| | | | |Q| | | | |</text:p>
      <text:p text:style-name="P7">------------------------------------</text:p>
      <text:p text:style-name="P7">N = 13</text:p>
      <text:p text:style-name="P7">Chromosome : |2|6|8|10|4|0|3|9|12|5|11|7|11|, Fitness : 75</text:p>
      <text:p text:style-name="P7">------------------------------------</text:p>
      <text:p text:style-name="P7">| | | | | |Q| | | | | | | |</text:p>
      <text:p text:style-name="P7">| | | | | | | | | | | | | |</text:p>
      <text:p text:style-name="P7">|Q| | | | | | | | | | | | |</text:p>
      <text:p text:style-name="P7">| | | | | | |Q| | | | | | |</text:p>
      <text:p text:style-name="P7">| | | | |Q| | | | | | | | |</text:p>
      <text:p text:style-name="P7">| | | | | | | | | |Q| | | |</text:p>
      <text:p text:style-name="P7">| |Q| | | | | | | | | | | |</text:p>
      <text:p text:style-name="P7">| | | | | | | | | | | |Q| |</text:p>
      <text:p text:style-name="P7">| | |Q| | | | | | | | | | |</text:p>
      <text:p text:style-name="P7">| | | | | | | |Q| | | | | |</text:p>
      <text:p text:style-name="P7">| | | |Q| | | | | | | | | |</text:p>
      <text:p text:style-name="P7">| | | | | | | | | | |Q| |Q|</text:p>
      <text:p text:style-name="P7">| | | | | | | | |Q| | | | |</text:p>
      <text:p text:style-name="P7">------------------------------------</text:p>
      <text:p text:style-name="P7"><text:soft-page-break/>N = 14</text:p>
      <text:p text:style-name="P7">Chromosome : |5|9|12|6|2|10|1|4|0|11|3|8|13|4|, Fitness : 88</text:p>
      <text:p text:style-name="P7">------------------------------------</text:p>
      <text:p text:style-name="P7">| | | | | | | | |Q| | | | | |</text:p>
      <text:p text:style-name="P7">| | | | | | |Q| | | | | | | |</text:p>
      <text:p text:style-name="P7">| | | | |Q| | | | | | | | | |</text:p>
      <text:p text:style-name="P7">| | | | | | | | | | |Q| | | |</text:p>
      <text:p text:style-name="P7">| | | | | | | |Q| | | | | |Q|</text:p>
      <text:p text:style-name="P7">|Q| | | | | | | | | | | | | |</text:p>
      <text:p text:style-name="P7">| | | |Q| | | | | | | | | | |</text:p>
      <text:p text:style-name="P7">| | | | | | | | | | | | | | |</text:p>
      <text:p text:style-name="P7">| | | | | | | | | | | |Q| | |</text:p>
      <text:p text:style-name="P7">| |Q| | | | | | | | | | | | |</text:p>
      <text:p text:style-name="P7">| | | | | |Q| | | | | | | | |</text:p>
      <text:p text:style-name="P7">| | | | | | | | | |Q| | | | |</text:p>
      <text:p text:style-name="P7">| | |Q| | | | | | | | | | | |</text:p>
      <text:p text:style-name="P7">| | | | | | | | | | | | |Q| |</text:p>
      <text:p text:style-name="P7">------------------------------------</text:p>
      <text:p text:style-name="P7">N = 15</text:p>
      <text:p text:style-name="P7">Chromosome : |9|5|6|11|6|0|7|14|14|9|4|1|8|2|12|, Fitness : 100</text:p>
      <text:p text:style-name="P7">------------------------------------</text:p>
      <text:p text:style-name="P7">| | | | | |Q| | | | | | | | | |</text:p>
      <text:p text:style-name="P7">| | | | | | | | | | | |Q| | | |</text:p>
      <text:p text:style-name="P7">| | | | | | | | | | | | | |Q| |</text:p>
      <text:p text:style-name="P7">| | | | | | | | | | | | | | | |</text:p>
      <text:p text:style-name="P7">| | | | | | | | | | |Q| | | | |</text:p>
      <text:p text:style-name="P7">| |Q| | | | | | | | | | | | | |</text:p>
      <text:p text:style-name="P7">| | |Q| |Q| | | | | | | | | | |</text:p>
      <text:p text:style-name="P7">| | | | | | |Q| | | | | | | | |</text:p>
      <text:p text:style-name="P7">| | | | | | | | | | | | |Q| | |</text:p>
      <text:p text:style-name="P7">|Q| | | | | | | | |Q| | | | | |</text:p>
      <text:p text:style-name="P7">| | | | | | | | | | | | | | | |</text:p>
      <text:p text:style-name="P7"><text:soft-page-break/>| | | |Q| | | | | | | | | | | |</text:p>
      <text:p text:style-name="P7">| | | | | | | | | | | | | | |Q|</text:p>
      <text:p text:style-name="P7">| | | | | | | | | | | | | | | |</text:p>
      <text:p text:style-name="P7">| | | | | | | |Q|Q| | | | | | |</text:p>
      <text:p text:style-name="P7">------------------------------------</text:p>
      <text:p text:style-name="P3"/>
      <text:p text:style-name="P2">Οι χρόνοι του αλγορίθμου:</text:p>
      <text:p text:style-name="P4">Για τον υπολογισμό αυτών των χρόνων χρησιμοποιήσαμε την μέθοδο <text:span text:style-name="T1">nanoTime</text:span><text:span text:style-name="T2">. </text:span><text:span text:style-name="T3">Μέσα σε μια for η οποία ξεκινούσε από το 3, αλλάζαμε τις τιμές του N. Έπειτα η πρώτη εντολή της επανάληψης ήταν μια ανάθεση τιμής για τον χρόνο εκείνη την στιγμή, ενώ το ίδιο κάναμε στην τελευταία εντολή πριν <text:s/>κλείσει η for. Τέλος βρίσκαμε την διαφορά αυτών των 2 και μετατρέπαμε τα nanoseconds σε second για πιο εύκολη σύγκριη και κατανόηση. Λόγο του ότι η java δεν είναι ασύγχρονη γλώσσα και δεν χρησιμοποιήσαμε multithreading δεν υπάρχει λάθος στο πρόβλημα, όμως εξαρτάται αρκετά από την υπολογιστική δύναμη του υπολογιστή που εκτέλεσε το πρόγραμμα.</text:span></text:p>
      <text:p text:style-name="P5"><text:span text:style-name="T3">Π</text:span><text:span text:style-name="T2">αραθέτουμε κάτω το αποτέλεμα.</text:span></text:p>
      <text:p text:style-name="P4">3 : 2 seconds</text:p>
      <text:p text:style-name="P4">4 : 0 seconds</text:p>
      <text:p text:style-name="P4">5 : 0 seconds</text:p>
      <text:p text:style-name="P4">6 : 0 seconds</text:p>
      <text:p text:style-name="P4">7 : 0 seconds</text:p>
      <text:p text:style-name="P4">8 : 0 seconds</text:p>
      <text:p text:style-name="P4">9 : 1 seconds</text:p>
      <text:p text:style-name="P4">10 : 0 seconds</text:p>
      <text:p text:style-name="P4">11 : 3 seconds</text:p>
      <text:p text:style-name="P4">12 : 3 seconds</text:p>
      <text:p text:style-name="P4">13 : 3 seconds</text:p>
      <text:p text:style-name="P4">14 : 4 seconds</text:p>
      <text:p text:style-name="P4">15 : 4 seconds</text:p>
      <text:p text:style-name="P4">16 : 4 seconds</text:p>
      <text:p text:style-name="P4">17 : 4 seconds</text:p>
      <text:p text:style-name="P4">18 : 4 seconds</text:p>
      <text:p text:style-name="P4">19 : 4 seconds</text:p>
      <text:p text:style-name="P4">20 : 5 seconds</text:p>
      <text:p text:style-name="P4">21 : 5 seconds</text:p>
      <text:p text:style-name="P4"><text:soft-page-break/>22 : 5 seconds</text:p>
      <text:p text:style-name="P4">23 : 5 seconds</text:p>
      <text:p text:style-name="P4">24 : 13 seconds</text:p>
      <text:p text:style-name="P4">25 : 15 seconds</text:p>
      <text:p text:style-name="P4">26 : 16 seconds</text:p>
      <text:p text:style-name="P4">27 : 18 seconds</text:p>
      <text:p text:style-name="P4">28 : 22 seconds</text:p>
      <text:p text:style-name="P4">29 : 36 seconds</text:p>
      <text:p text:style-name="P4">30 : 40 seconds</text:p>
      <text:p text:style-name="P4">31 : 44 seconds</text:p>
      <text:p text:style-name="P4">32 : 40 seconds</text:p>
      <text:p text:style-name="P4">33 : 39 seconds</text:p>
      <text:p text:style-name="P4">34 : 43 seconds</text:p>
      <text:p text:style-name="P4">35 : 58 seconds</text:p>
      <text:p text:style-name="P4">36 : 55 seconds</text:p>
      <text:p text:style-name="P4">37 : 70 seconds</text:p>
      <text:p text:style-name="P4">38 : 67 seconds</text:p>
      <text:p text:style-name="P4">39 : 73 seconds</text:p>
      <text:p text:style-name="P4">40 : 104 seconds</text:p>
      <text:p text:style-name="P4">41 : 114 seconds</text:p>
      <text:p text:style-name="P4">42 : 145 seconds</text:p>
      <text:p text:style-name="P4">43 : 112 seconds</text:p>
      <text:p text:style-name="P4">44 : 103 seconds</text:p>
      <text:p text:style-name="P4">45 : 76 seconds</text:p>
      <text:p text:style-name="P4">46 : 92 seconds</text:p>
      <text:p text:style-name="P4">47 : 83 seconds</text:p>
      <text:p text:style-name="P4">48 : 95 seconds</text:p>
      <text:p text:style-name="P4">49 : 95 seconds</text:p>
      <text:p text:style-name="P4">50 : 112 seconds</text:p>
      <text:p text:style-name="P4">51 : 127 seconds</text:p>
      <text:p text:style-name="P4">52 : 116 seconds</text:p>
      <text:p text:style-name="P4">53 : 144 seconds</text:p>
      <text:p text:style-name="P4"><text:soft-page-break/>54 : 175 seconds</text:p>
      <text:p text:style-name="P4">55 : 131 seconds</text:p>
      <text:p text:style-name="P4">56 : 128 seconds</text:p>
      <text:p text:style-name="P4">57 : 179 seconds</text:p>
      <text:p text:style-name="P4">58 : 164 seconds</text:p>
      <text:p text:style-name="P4">59 : 143 seconds</text:p>
      <text:p text:style-name="P4">60 : 135 seconds</text:p>
      <text:p text:style-name="P4">61 : 187 seconds</text:p>
      <text:p text:style-name="P4">62 : 174 seconds</text:p>
      <text:p text:style-name="P4">63 : 235 seconds</text:p>
      <text:p text:style-name="P4">64 : 178 seconds</text:p>
      <text:p text:style-name="P4">65 : 215 seconds</text:p>
      <text:p text:style-name="P4">66 : 245 seconds</text:p>
      <text:p text:style-name="P4">67 : 184 seconds</text:p>
      <text:p text:style-name="P4">68 : 185 seconds</text:p>
      <text:p text:style-name="P4">69 : 189 seconds</text:p>
      <text:p text:style-name="P4">70 : 213 seconds</text:p>
      <text:p text:style-name="P4">71 : 199 seconds</text:p>
      <text:p text:style-name="P4">72 : 197 seconds</text:p>
      <text:p text:style-name="P4">73 : 199 seconds</text:p>
      <text:p text:style-name="P4">74 : 243 seconds</text:p>
      <text:p text:style-name="P4">75 : 250 seconds</text:p>
      <text:p text:style-name="P4">76 : 252 seconds</text:p>
      <text:p text:style-name="P4">77 : 258 seconds</text:p>
      <text:p text:style-name="P4">78 : 261 seconds</text:p>
      <text:p text:style-name="P4">79 : 286 seconds</text:p>
      <text:p text:style-name="P4">80 : 272 seconds</text:p>
      <text:p text:style-name="P4">81 : 277 seconds</text:p>
      <text:p text:style-name="P4">82 : 280 seconds</text:p>
      <text:p text:style-name="P4">83 : 281 secon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4:07:01.607832365</meta:creation-date>
    <dc:date>2021-11-27T14:39:52.395001616</dc:date>
    <meta:editing-duration>PT9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9" meta:paragraph-count="271" meta:word-count="2019" meta:character-count="7344" meta:non-whitespace-character-count="5593"/>
  </office:meta>
</office:document-meta>
</file>